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-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2.559in" style:use-optimal-column-width="false"/>
    </style:style>
    <style:style style:name="Table26" style:family="table">
      <style:table-properties style:width="6.5951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7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F9B074" fo:background-color="#FDE4D0" fo:padding-top="0in" fo:padding-left="0.075in" fo:padding-bottom="0in" fo:padding-right="0.075in"/>
    </style:style>
    <style:style style:name="P8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</style:style>
    <style:style style:name="T11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</style:style>
    <style:style style:name="T12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2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56" style:parent-style-name="ללאמרווח" style:family="paragraph">
      <style:paragraph-properties fo:text-align="justify"/>
    </style:style>
    <style:style style:name="T1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רשיונל סיסטמס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חיים<text:s/></text:p>
          </table:table-cell>
          <table:table-cell table:style-name="TableCell36" table:number-columns-spanned="2">
            <text:p text:style-name="P37">משה שפירה מס' 4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הברקות<text:s/></text:p>
          </table:table-cell>
          <table:table-cell table:style-name="TableCell43" table:number-columns-spanned="2">
            <text:p text:style-name="P44">וחידוש מתכות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אין.</text:span></text:p>
          </table:table-cell>
          <table:table-cell table:style-name="TableCell52">
            <text:p text:style-name="P53">רמת סיווג</text:p>
          </table:table-cell>
          <table:table-cell table:style-name="TableCell54">
            <text:p text:style-name="P55"><text:span text:style-name="T56">C</text:span></text:p>
          </table:table-cell>
          <table:table-cell table:style-name="TableCell57">
            <text:p text:style-name="P58">אישור כבאות:אין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 table:number-columns-spanned="3">
            <text:p text:style-name="P63">חומרים<text:s/>מסוכנים<text:s/>במפעל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שם החומר+ או"ם</text:p>
          </table:table-cell>
          <table:table-cell table:style-name="TableCell67">
            <text:p text:style-name="P68">כמות <text:s/>וסו<text:bookmark-start text:name="_GoBack"/><text:bookmark-end text:name="_GoBack"/>ג אריזה</text:p>
          </table:table-cell>
          <table:table-cell table:style-name="TableCell69">
            <text:p text:style-name="P70">קוד חירום</text:p>
          </table:table-cell>
          <table:table-cell table:style-name="TableCell71">
            <text:p text:style-name="P72">מיקום במפעל</text:p>
          </table:table-cell>
        </table:table-row>
        <table:table-row table:style-name="TableRow73">
          <table:table-cell table:style-name="TableCell74">
            <text:p text:style-name="P75">יזוציאניד-3124.</text:p>
          </table:table-cell>
          <table:table-cell table:style-name="TableCell76">
            <text:p text:style-name="P77">1-טון מחולקים למכלי מתכת.<text:s/></text:p>
          </table:table-cell>
          <table:table-cell table:style-name="TableCell78">
            <text:p text:style-name="P79"><text:span text:style-name="T80">W</text:span><text:span text:style-name="T81">-4.</text:span></text:p>
          </table:table-cell>
          <table:table-cell table:style-name="TableCell82">
            <text:p text:style-name="P83">בתוך המפעל צמוד לקיר מצד ימין .</text:p>
          </table:table-cell>
        </table:table-row>
        <table:table-row table:style-name="TableRow84">
          <table:table-cell table:style-name="TableCell85">
            <text:p text:style-name="P86">פוליאול-1993.</text:p>
          </table:table-cell>
          <table:table-cell table:style-name="TableCell87">
            <text:p text:style-name="P88">2-טון מחולקים במכלי מתכת .</text:p>
          </table:table-cell>
          <table:table-cell table:style-name="TableCell89">
            <text:p text:style-name="P90"><text:span text:style-name="T91">E</text:span><text:span text:style-name="T92">-</text:span><text:span text:style-name="T93">Y</text:span><text:span text:style-name="T94">-2.</text:span></text:p>
          </table:table-cell>
          <table:table-cell table:style-name="TableCell95">
            <text:p text:style-name="P96">בתוך המפעל צמוד לקיר מצד ימין.</text:p>
          </table:table-cell>
        </table:table-row>
        <table:table-row table:style-name="TableRow97">
          <table:table-cell table:style-name="TableCell98">
            <text:p text:style-name="P99">ווקס-1208.</text:p>
          </table:table-cell>
          <table:table-cell table:style-name="TableCell100">
            <text:p text:style-name="P101">2.4-טון מחולקים במכלי מתכת.</text:p>
          </table:table-cell>
          <table:table-cell table:style-name="TableCell102">
            <text:p text:style-name="P103"><text:span text:style-name="T104">E</text:span><text:span text:style-name="T105">-</text:span><text:span text:style-name="T106">Y</text:span><text:span text:style-name="T107">3.</text:span></text:p>
          </table:table-cell>
          <table:table-cell table:style-name="TableCell108">
            <text:p text:style-name="P109">בתוך<text:s/>המפעל<text:s/>צמוד<text:s/>לקיר<text:s/>מצד<text:s/>ימין.</text:p>
          </table:table-cell>
        </table:table-row>
        <table:table-row table:style-name="TableRow110">
          <table:table-cell table:style-name="TableCell111">
            <text:p text:style-name="P112">פוליאול-3082.</text:p>
          </table:table-cell>
          <table:table-cell table:style-name="TableCell113">
            <text:p text:style-name="P114">6-טון מחולקים במכלי מתכת.</text:p>
          </table:table-cell>
          <table:table-cell table:style-name="TableCell115">
            <text:p text:style-name="P116"><text:span text:style-name="T117">Z</text:span><text:span text:style-name="T118">-3.</text:span></text:p>
          </table:table-cell>
          <table:table-cell table:style-name="TableCell119">
            <text:p text:style-name="P120">בתוך<text:s/>המפעל<text:s/>צמוד<text:s/>לקיר<text:s/>מצד<text:s/>ימין.</text:p>
          </table:table-cell>
        </table:table-row>
        <table:table-row table:style-name="TableRow121">
          <table:table-cell table:style-name="TableCell122">
            <text:p text:style-name="P123">1268.</text:p>
          </table:table-cell>
          <table:table-cell table:style-name="TableCell124">
            <text:p text:style-name="P125">3-טון מחולקים לשתי אמבטיות כ"א 1.5 טון.</text:p>
          </table:table-cell>
          <table:table-cell table:style-name="TableCell126">
            <text:p text:style-name="P127"><text:span text:style-name="T128">E</text:span><text:span text:style-name="T129">-</text:span><text:span text:style-name="T130">Y</text:span><text:span text:style-name="T131">-2.</text:span></text:p>
          </table:table-cell>
          <table:table-cell table:style-name="TableCell132">
            <text:p text:style-name="P133">בתוך המפעל מצדו הימני.</text:p>
          </table:table-cell>
        </table:table-row>
        <table:table-row table:style-name="TableRow134">
          <table:table-cell table:style-name="TableCell135">
            <text:p text:style-name="P136">שם</text:p>
          </table:table-cell>
          <table:table-cell table:style-name="TableCell137">
            <text:p text:style-name="P138">טלפון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נייד</text:p>
          </table:table-cell>
        </table:table-row>
        <table:table-row table:style-name="TableRow143">
          <table:table-cell table:style-name="TableCell144">
            <text:p text:style-name="P145">דוד כהן.</text:p>
            <text:p text:style-name="P146">גבי :</text:p>
          </table:table-cell>
          <table:table-cell table:style-name="TableCell147">
            <text:p text:style-name="P148">03:9525588</text:p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>054:9706875</text:p>
            <text:p text:style-name="P154">052:4413822</text:p>
          </table:table-cell>
        </table:table-row>
      </table:table>
      <text:p text:style-name="P155"/>
      <text:p text:style-name="P156"><text:span text:style-name="T157">הערות מיוחדות :</text:span><text:span text:style-name="T158"><text:s text:c="5"/></text:span><text:span text:style-name="T159">הכניסה אפשרית גם מרחוב שפירה מס'4 .</text:span><text:span text:style-name="T160"><text:s text:c="2"/></text:span></text:p>
      <text:p text:style-name="P161"/>
      <text:p text:style-name="P162"/>
      <text:p text:style-name="P163"/>
      <text:p text:style-name="P164">ממצאים : אבישי פפיאשוילי :<text:s/>נובמבר<text:s/>2013.</text:p>
      <text:p text:style-name="P165"/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-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8240" draw:style-name="a0" draw:name="תמונה 4" text:anchor-type="paragraph" svg:x="-0.79583in" svg:y="-0.02292in" svg:width="1.30833in" svg:height="1.20833in" style:rel-width="scale" style:rel-height="scale"><draw:image xlink:href="media/image1.emf" xlink:type="simple" xlink:show="embed" xlink:actuate="onLoad"/><svg:desc/></draw:frame></text:span><text:span text:style-name="T4"><draw:frame draw:z-index="251657216" draw:style-name="a1" draw:name="תמונה 13" text:anchor-type="paragraph" svg:x="5.30208in" svg:y="-0.00625in" svg:width="1.14583in" svg:height="1.0875in" style:rel-width="scale" style:rel-height="scale"><draw:image xlink:href="media/image2.png" xlink:type="simple" xlink:show="embed" xlink:actuate="onLoad"/><svg:desc>דף הבית שרותי כיבוי והצלה</svg:desc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8:00Z</meta:creation-date>
    <dc:date>2014-05-21T07:58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31" meta:character-count="785" meta:row-count="5" meta:non-whitespace-character-count="655"/>
  </office:meta>
</office:document-meta>
</file>